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5f_-title">
      <style:graphic-properties fo:min-height="3.506cm"/>
    </style:style>
    <style:style style:name="pr2" style:family="presentation" style:parent-style-name="Default_5f_-subtitle">
      <style:graphic-properties draw:fill-color="#ffffff" fo:min-height="12.179cm"/>
    </style:style>
    <style:style style:name="pr3" style:family="presentation" style:parent-style-name="Default_5f_-notes">
      <style:graphic-properties draw:fill-color="#ffffff" fo:min-height="12.572cm"/>
    </style:style>
    <style:style style:name="pr4" style:family="presentation" style:parent-style-name="Default_5f_-title">
      <style:graphic-properties fo:min-height="17.9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1. EtherCalc running on Sandstorm<text:span text:style-name="T1"><text:line-break/></text:span><text:span text:style-name="T1"/></text:p>
            <text:p text:style-name="P1"><text:span text:style-name="T1">2. Google Docs' native file format</text:span><text:span text:style-name="T1"><text:line-break/></text:span><text:span text:style-name="T1"><text:line-break/></text:span><text:span text:style-name="T1">3. How ODF can play a bigger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1. EtherCalc running on Sandstorm<text:line-break/></text:p>
            <text:p text:style-name="P1">2. Google Docs' native file format<text:span text:style-name="T2"><text:line-break/></text:span><text:span text:style-name="T2"><text:line-break/></text:span><text:span text:style-name="T2">3. How ODF can play a bigger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1. EtherCalc running on Sandstorm<text:line-break/></text:p>
            <text:p text:style-name="P1">2. Google Docs' native file format<text:line-break/><text:line-break/>3. How ODF can play a bigger part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frame presentation:style-name="pr4" draw:layer="layout" svg:width="25.199cm" svg:height="17.959cm" svg:x="1.4cm" svg:y="0.837cm" presentation:class="title" presentation:user-transformed="true">
          <draw:text-box>
            <text:p>&lt;1&gt;<text:line-break/><text:line-break/>EtherCalc running on Sandstorm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0"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15:06:39.365441346</meta:creation-date>
    <dc:date>2015-01-30T15:16:36.975105057</dc:date>
    <meta:editing-duration>PT5M19S</meta:editing-duration>
    <meta:editing-cycles>1</meta:editing-cycles>
    <meta:document-statistic meta:object-count="44"/>
    <meta:generator>LibreOffice/4.3.3.2$Linux_X86_64 LibreOffice_project/430m0$Build-2</meta:generator>
  </office:meta>
</office:document-meta>
</file>